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ae4" officeooo:paragraph-rsid="001e2ae4"/>
    </style:style>
    <style:style style:name="P2" style:family="paragraph" style:parent-style-name="Standard">
      <style:text-properties officeooo:rsid="001ecc5a" officeooo:paragraph-rsid="001ec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vellus tulee olemaan verkossa toimiva elokuva-arvostelu app, josta voi hakea elokuvia ja arvostella niitä. <text:line-break/><text:line-break/>Perustoiminnallisuus: </text:p>
      <text:p text:style-name="P1"/>
      <text:p text:style-name="P1">Käyttäjä voi rekisteröityä palveluun.<text:line-break/>Käyttäjä voi kirjautua sisään ja arvostella elokuvia.</text:p>
      <text:p text:style-name="P1">Käyttäjä voi tarkastella omia arvostelujaan omalla sivullaan.</text:p>
      <text:p text:style-name="P1">Admin-käyttäjä voi lisätä elokuvia.</text:p>
      <text:p text:style-name="P1">Elokuvia voi hakea nimen perusteella.</text:p>
      <text:p text:style-name="P1">Elokuvat voidaan listata keskivertoarvion ja nimen mukaisessa järjestyksessä.</text:p>
      <text:p text:style-name="P1">Elokuvalle voi lisätä pistearvion lisäksi kirjallisen arvostelun.</text:p>
      <text:p text:style-name="P1"/>
      <text:p text:style-name="P1">Mahdollinen lisätoiminnallisuus:</text:p>
      <text:p text:style-name="P1"/>
      <text:p text:style-name="P1">Elokuviin liittyy ohjaajat ja näyttelijät.</text:p>
      <text:p text:style-name="P1">Elokuvia voi hakea ohjaajien ja näyttelijöiden perusteella.</text:p>
      <text:p text:style-name="P1">Ohjaajien elokuvien keskivertoarvostelut esitetään ohjaajan sivulla.</text:p>
      <text:p text:style-name="P1">Näyttelijän elokuvien keskivertoarvostelut esitetään ohjaajan sivulla.</text:p>
      <text:p text:style-name="P1">Tyylilaji-kategoria elokuville</text:p>
      <text:p text:style-name="P1">Elokuvilla on kansikuva, esimerkiksi poster.</text:p>
      <text:p text:style-name="P1"/>
      <text:p text:style-name="P1">Epätodennäköinen lisätoiminnallisuus:</text:p>
      <text:p text:style-name="P1">Käyttäjälle voidaan suositella tämän tekemien arvostelujen perusteella uusia elokuvia katseltavaksi.</text:p>
      <text:p text:style-name="P2">Tietyt ohjaajat tai näyttelijät voi lisätä suosikeiksi, jolloin käyttäjälle ilmoitetaan uusista julkaisuist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22:16.667140910</meta:creation-date>
    <dc:date>2019-03-13T14:34:43.969010231</dc:date>
    <meta:editing-duration>PT1M47S</meta:editing-duration>
    <meta:editing-cycles>1</meta:editing-cycles>
    <meta:document-statistic meta:table-count="0" meta:image-count="0" meta:object-count="0" meta:page-count="1" meta:paragraph-count="17" meta:word-count="114" meta:character-count="1090" meta:non-whitespace-character-count="990"/>
    <meta:generator>LibreOffice/5.1.6.2$Linux_X86_64 LibreOffice_project/10m0$Build-2</meta:generator>
  </office:meta>
</office:document-meta>
</file>